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635cm"/>
    </style:style>
    <style:style style:name="Tabla1.B" style:family="table-column">
      <style:table-column-properties style:column-width="1.275cm"/>
    </style:style>
    <style:style style:name="Tabla1.C" style:family="table-column">
      <style:table-column-properties style:column-width="0.792cm"/>
    </style:style>
    <style:style style:name="Tabla1.D" style:family="table-column">
      <style:table-column-properties style:column-width="2.658cm"/>
    </style:style>
    <style:style style:name="Tabla1.E" style:family="table-column">
      <style:table-column-properties style:column-width="3.247cm"/>
    </style:style>
    <style:style style:name="Tabla1.F" style:family="table-column">
      <style:table-column-properties style:column-width="2.589cm"/>
    </style:style>
    <style:style style:name="Tabla1.G" style:family="table-column">
      <style:table-column-properties style:column-width="2.409cm"/>
    </style:style>
    <style:style style:name="Tabla1.H" style:family="table-column">
      <style:table-column-properties style:column-width="2.40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125cm" style:rel-column-width="8191*"/>
    </style:style>
    <style:style style:name="Tabla2.H" style:family="table-column">
      <style:table-column-properties style:column-width="2.127cm" style:rel-column-width="819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dde8d"/>
    </style:style>
    <style:style style:name="P2" style:family="paragraph" style:parent-style-name="Text_20_body">
      <style:text-properties officeooo:paragraph-rsid="000fc7e4"/>
    </style:style>
    <style:style style:name="P3" style:family="paragraph" style:parent-style-name="Text_20_body">
      <style:text-properties style:font-name="Open Sans" officeooo:rsid="000dde8d" officeooo:paragraph-rsid="000dde8d"/>
    </style:style>
    <style:style style:name="P4" style:family="paragraph" style:parent-style-name="Text_20_body">
      <style:text-properties style:font-name="Open Sans" fo:font-size="11pt" officeooo:rsid="0010b07a" officeooo:paragraph-rsid="0010b07a" style:font-size-asian="11pt" style:font-size-complex="11pt"/>
    </style:style>
    <style:style style:name="P5" style:family="paragraph" style:parent-style-name="Text_20_body">
      <style:paragraph-properties fo:text-align="center" style:justify-single-word="false"/>
      <style:text-properties officeooo:paragraph-rsid="001147ac"/>
    </style:style>
    <style:style style:name="P6" style:family="paragraph" style:parent-style-name="Text_20_body">
      <style:paragraph-properties fo:text-align="center" style:justify-single-word="false"/>
      <style:text-properties officeooo:paragraph-rsid="00143225"/>
    </style:style>
    <style:style style:name="P7" style:family="paragraph" style:parent-style-name="Text_20_body">
      <style:paragraph-properties fo:text-align="center" style:justify-single-word="false"/>
      <style:text-properties officeooo:paragraph-rsid="001627fd"/>
    </style:style>
    <style:style style:name="P8" style:family="paragraph" style:parent-style-name="Text_20_body">
      <style:paragraph-properties fo:text-align="center" style:justify-single-word="false"/>
      <style:text-properties officeooo:paragraph-rsid="00163a0a"/>
    </style:style>
    <style:style style:name="P9" style:family="paragraph" style:parent-style-name="Title">
      <style:text-properties officeooo:rsid="000dde8d" officeooo:paragraph-rsid="000dde8d"/>
    </style:style>
    <style:style style:name="P10" style:family="paragraph" style:parent-style-name="Table_20_Contents">
      <style:paragraph-properties fo:text-align="start" style:justify-single-word="false"/>
      <style:text-properties style:font-name="Open Sans" fo:font-size="11pt" fo:font-weight="bold" officeooo:rsid="000dde8d" officeooo:paragraph-rsid="000dde8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Open Sans" fo:font-size="11pt" fo:font-weight="bold" officeooo:rsid="000dde8d" officeooo:paragraph-rsid="000dde8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Open Sans" fo:font-size="11pt" fo:font-weight="bold" officeooo:rsid="00105ab2" officeooo:paragraph-rsid="00105ab2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Open Sans" fo:font-size="11pt" fo:font-weight="bold" officeooo:rsid="000fc7e4" officeooo:paragraph-rsid="000fc7e4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11pt" fo:font-weight="bold" officeooo:rsid="000fc7e4" officeooo:paragraph-rsid="000fc7e4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Open Sans" fo:font-size="11pt" officeooo:rsid="000dde8d" officeooo:paragraph-rsid="000dde8d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11pt" officeooo:rsid="000dde8d" officeooo:paragraph-rsid="000dde8d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11pt" officeooo:rsid="00105ab2" officeooo:paragraph-rsid="00105ab2" style:font-size-asian="11pt" style:font-size-complex="11pt"/>
    </style:style>
    <style:style style:name="P18" style:family="paragraph" style:parent-style-name="Table_20_Contents">
      <style:text-properties style:font-name="Open Sans" fo:font-size="11pt" officeooo:rsid="000fc7e4" officeooo:paragraph-rsid="000fc7e4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1pt" officeooo:rsid="000fc7e4" officeooo:paragraph-rsid="000fc7e4" style:font-size-asian="11pt" style:font-size-complex="11pt"/>
    </style:style>
    <style:style style:name="P20" style:family="paragraph" style:parent-style-name="Heading_20_1">
      <style:text-properties officeooo:rsid="000dde8d" officeooo:paragraph-rsid="000dde8d"/>
    </style:style>
    <style:style style:name="P21" style:family="paragraph" style:parent-style-name="Heading_20_1">
      <style:text-properties officeooo:rsid="000fc7e4" officeooo:paragraph-rsid="000fc7e4"/>
    </style:style>
    <style:style style:name="P22" style:family="paragraph" style:parent-style-name="Heading_20_1">
      <style:text-properties officeooo:rsid="00105ab2" officeooo:paragraph-rsid="00105ab2"/>
    </style:style>
    <style:style style:name="P23" style:family="paragraph" style:parent-style-name="Heading_20_1">
      <style:text-properties officeooo:rsid="001147ac" officeooo:paragraph-rsid="001147ac"/>
    </style:style>
    <style:style style:name="P24" style:family="paragraph" style:parent-style-name="Heading_20_3" style:list-style-name="">
      <style:text-properties officeooo:rsid="00163a0a" officeooo:paragraph-rsid="00163a0a"/>
    </style:style>
    <style:style style:name="P25" style:family="paragraph" style:parent-style-name="Heading_20_3">
      <style:paragraph-properties fo:break-before="page"/>
      <style:text-properties officeooo:rsid="00163a0a" officeooo:paragraph-rsid="00163a0a"/>
    </style:style>
    <style:style style:name="T1" style:family="text">
      <style:text-properties officeooo:rsid="001147a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ntrega de práctica Planificación</text:p>
      <text:p text:style-name="P3"><text:span text:style-name="T2">Alumnos</text:span>: </text:p>
      <text:p text:style-name="P3">Alejandro Tarifa Sanchez-Pascuala</text:p>
      <text:p text:style-name="P3">Jesús Jorge Serrano</text:p>
      <text:h text:style-name="P20" text:outline-level="1">Tabla de tiempo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0">Tarea</text:p>
          </table:table-cell>
          <table:table-cell table:style-name="Tabla1.A1" office:value-type="string">
            <text:p text:style-name="P11">T</text:p>
          </table:table-cell>
          <table:table-cell table:style-name="Tabla1.A1" office:value-type="string">
            <text:p text:style-name="P11">C</text:p>
          </table:table-cell>
          <table:table-cell table:style-name="Tabla1.A1" office:value-type="string">
            <text:p text:style-name="P11">D</text:p>
          </table:table-cell>
          <table:table-cell table:style-name="Tabla1.A1" office:value-type="string">
            <text:p text:style-name="P11">T_EEG</text:p>
          </table:table-cell>
          <table:table-cell table:style-name="Tabla1.A1" office:value-type="string">
            <text:p text:style-name="P11">T_OJOS</text:p>
          </table:table-cell>
          <table:table-cell table:style-name="Tabla1.A1" office:value-type="string">
            <text:p text:style-name="P11">T_PULSO</text:p>
          </table:table-cell>
          <table:table-cell table:style-name="Tabla1.A1" office:value-type="string">
            <text:p text:style-name="P12">R</text:p>
          </table:table-cell>
        </table:table-row>
        <table:table-row>
          <table:table-cell table:style-name="Tabla1.A2" office:value-type="string">
            <text:p text:style-name="P15">Pulso</text:p>
          </table:table-cell>
          <table:table-cell table:style-name="Tabla1.A2" office:value-type="string">
            <text:p text:style-name="P16">333</text:p>
          </table:table-cell>
          <table:table-cell table:style-name="Tabla1.A2" office:value-type="string">
            <text:p text:style-name="P16">14</text:p>
          </table:table-cell>
          <table:table-cell table:style-name="Tabla1.A2" office:value-type="string">
            <text:p text:style-name="P16">30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11</text:p>
          </table:table-cell>
          <table:table-cell table:style-name="Tabla1.A2" office:value-type="string">
            <text:p text:style-name="P17">27</text:p>
          </table:table-cell>
        </table:table-row>
        <table:table-row>
          <table:table-cell table:style-name="Tabla1.A2" office:value-type="string">
            <text:p text:style-name="P15">Ojos</text:p>
          </table:table-cell>
          <table:table-cell table:style-name="Tabla1.A2" office:value-type="string">
            <text:p text:style-name="P16">100</text:p>
          </table:table-cell>
          <table:table-cell table:style-name="Tabla1.A2" office:value-type="string">
            <text:p text:style-name="P16">30</text:p>
          </table:table-cell>
          <table:table-cell table:style-name="Tabla1.A2" office:value-type="string">
            <text:p text:style-name="P16">50 (70)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11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7">57</text:p>
          </table:table-cell>
        </table:table-row>
        <table:table-row>
          <table:table-cell table:style-name="Tabla1.A2" office:value-type="string">
            <text:p text:style-name="P15">Risk</text:p>
          </table:table-cell>
          <table:table-cell table:style-name="Tabla1.A2" office:value-type="string">
            <text:p text:style-name="P16">500</text:p>
          </table:table-cell>
          <table:table-cell table:style-name="Tabla1.A2" office:value-type="string">
            <text:p text:style-name="P16">41</text:p>
          </table:table-cell>
          <table:table-cell table:style-name="Tabla1.A2" office:value-type="string">
            <text:p text:style-name="P16">200</text:p>
          </table:table-cell>
          <table:table-cell table:style-name="Tabla1.A2" office:value-type="string">
            <text:p text:style-name="P16">11</text:p>
          </table:table-cell>
          <table:table-cell table:style-name="Tabla1.A2" office:value-type="string">
            <text:p text:style-name="P16">11</text:p>
          </table:table-cell>
          <table:table-cell table:style-name="Tabla1.A2" office:value-type="string">
            <text:p text:style-name="P16">11</text:p>
          </table:table-cell>
          <table:table-cell table:style-name="Tabla1.A2" office:value-type="string">
            <text:p text:style-name="P17">149</text:p>
          </table:table-cell>
        </table:table-row>
        <table:table-row>
          <table:table-cell table:style-name="Tabla1.A2" office:value-type="string">
            <text:p text:style-name="P15">EEG</text:p>
          </table:table-cell>
          <table:table-cell table:style-name="Tabla1.A2" office:value-type="string">
            <text:p text:style-name="P16">250</text:p>
          </table:table-cell>
          <table:table-cell table:style-name="Tabla1.A2" office:value-type="string">
            <text:p text:style-name="P16">24</text:p>
          </table:table-cell>
          <table:table-cell table:style-name="Tabla1.A2" office:value-type="string">
            <text:p text:style-name="P16">250</text:p>
          </table:table-cell>
          <table:table-cell table:style-name="Tabla1.A2" office:value-type="string">
            <text:p text:style-name="P16">11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7">173</text:p>
          </table:table-cell>
        </table:table-row>
        <table:table-row>
          <table:table-cell table:style-name="Tabla1.A2" office:value-type="string">
            <text:p text:style-name="P15">Show</text:p>
          </table:table-cell>
          <table:table-cell table:style-name="Tabla1.A2" office:value-type="string">
            <text:p text:style-name="P16">1000</text:p>
          </table:table-cell>
          <table:table-cell table:style-name="Tabla1.A2" office:value-type="string">
            <text:p text:style-name="P16">62</text:p>
          </table:table-cell>
          <table:table-cell table:style-name="Tabla1.A2" office:value-type="string">
            <text:p text:style-name="P16">1000</text:p>
          </table:table-cell>
          <table:table-cell table:style-name="Tabla1.A2" office:value-type="string">
            <text:p text:style-name="P16">32</text:p>
          </table:table-cell>
          <table:table-cell table:style-name="Tabla1.A2" office:value-type="string">
            <text:p text:style-name="P16">11</text:p>
          </table:table-cell>
          <table:table-cell table:style-name="Tabla1.A2" office:value-type="string">
            <text:p text:style-name="P16">11</text:p>
          </table:table-cell>
          <table:table-cell table:style-name="Tabla1.A2" office:value-type="string">
            <text:p text:style-name="P17">233</text:p>
          </table:table-cell>
        </table:table-row>
        <table:table-row>
          <table:table-cell table:style-name="Tabla1.A2" office:value-type="string">
            <text:p text:style-name="P15">T_INT</text:p>
          </table:table-cell>
          <table:table-cell table:style-name="Tabla1.A2" office:value-type="string">
            <text:p text:style-name="P16">333</text:p>
          </table:table-cell>
          <table:table-cell table:style-name="Tabla1.A2" office:value-type="string">
            <text:p text:style-name="P16">2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>-</text:p>
          </table:table-cell>
          <table:table-cell table:style-name="Tabla1.A2" office:value-type="string">
            <text:p text:style-name="P16"/>
          </table:table-cell>
        </table:table-row>
      </table:table>
      <text:p text:style-name="P1"/>
      <text:h text:style-name="P21" text:outline-level="1">Tabla de tiempos de bloqueo</text:h>
      <table:table table:name="Tabla2" table:style-name="Tabla2">
        <table:table-column table:style-name="Tabla2.A" table:number-columns-repeated="7"/>
        <table:table-column table:style-name="Tabla2.H"/>
        <table:table-row>
          <table:table-cell table:style-name="Tabla2.A1" office:value-type="string">
            <text:p text:style-name="P13">Tarea</text:p>
          </table:table-cell>
          <table:table-cell table:style-name="Tabla2.A1" office:value-type="string">
            <text:p text:style-name="P13">T_EEG</text:p>
          </table:table-cell>
          <table:table-cell table:style-name="Tabla2.A1" office:value-type="string">
            <text:p text:style-name="P13">T_OJOS</text:p>
          </table:table-cell>
          <table:table-cell table:style-name="Tabla2.A1" office:value-type="string">
            <text:p text:style-name="P13">T_PULSO</text:p>
          </table:table-cell>
          <table:table-cell table:style-name="Tabla2.A1" office:value-type="string">
            <text:p text:style-name="P13">B_EEG</text:p>
          </table:table-cell>
          <table:table-cell table:style-name="Tabla2.A1" office:value-type="string">
            <text:p text:style-name="P13">B_OJOS</text:p>
          </table:table-cell>
          <table:table-cell table:style-name="Tabla2.A1" office:value-type="string">
            <text:p text:style-name="P13">B_PULSO</text:p>
          </table:table-cell>
          <table:table-cell table:style-name="Tabla2.H1" office:value-type="string">
            <text:p text:style-name="P13">B_TOTAL</text:p>
          </table:table-cell>
        </table:table-row>
        <table:table-row>
          <table:table-cell table:style-name="Tabla2.A2" office:value-type="string">
            <text:p text:style-name="P18">Pulso</text:p>
          </table:table-cell>
          <table:table-cell table:style-name="Tabla2.A2" office:value-type="string">
            <text:p text:style-name="P19">-</text:p>
          </table:table-cell>
          <table:table-cell table:style-name="Tabla2.A2" office:value-type="string">
            <text:p text:style-name="P19">-</text:p>
          </table:table-cell>
          <table:table-cell table:style-name="Tabla2.A2" office:value-type="string">
            <text:p text:style-name="P19">11</text:p>
          </table:table-cell>
          <table:table-cell table:style-name="Tabla2.A2" office:value-type="string">
            <text:p text:style-name="P19">0</text:p>
          </table:table-cell>
          <table:table-cell table:style-name="Tabla2.A2" office:value-type="string">
            <text:p text:style-name="P19">0</text:p>
          </table:table-cell>
          <table:table-cell table:style-name="Tabla2.A2" office:value-type="string">
            <text:p text:style-name="P19">11</text:p>
          </table:table-cell>
          <table:table-cell table:style-name="Tabla2.H2" office:value-type="string">
            <text:p text:style-name="P19">11</text:p>
          </table:table-cell>
        </table:table-row>
        <table:table-row>
          <table:table-cell table:style-name="Tabla2.A2" office:value-type="string">
            <text:p text:style-name="P18">Ojos</text:p>
          </table:table-cell>
          <table:table-cell table:style-name="Tabla2.A2" office:value-type="string">
            <text:p text:style-name="P19">-</text:p>
          </table:table-cell>
          <table:table-cell table:style-name="Tabla2.A2" office:value-type="string">
            <text:p text:style-name="P19">11</text:p>
          </table:table-cell>
          <table:table-cell table:style-name="Tabla2.A2" office:value-type="string">
            <text:p text:style-name="P19">-</text:p>
          </table:table-cell>
          <table:table-cell table:style-name="Tabla2.A2" office:value-type="string">
            <text:p text:style-name="P19">0</text:p>
          </table:table-cell>
          <table:table-cell table:style-name="Tabla2.A2" office:value-type="string">
            <text:p text:style-name="P19">11</text:p>
          </table:table-cell>
          <table:table-cell table:style-name="Tabla2.A2" office:value-type="string">
            <text:p text:style-name="P19">11</text:p>
          </table:table-cell>
          <table:table-cell table:style-name="Tabla2.H2" office:value-type="string">
            <text:p text:style-name="P19">11</text:p>
          </table:table-cell>
        </table:table-row>
        <table:table-row>
          <table:table-cell table:style-name="Tabla2.A2" office:value-type="string">
            <text:p text:style-name="P18">Risk</text:p>
          </table:table-cell>
          <table:table-cell table:style-name="Tabla2.A2" office:value-type="string">
            <text:p text:style-name="P19">11</text:p>
          </table:table-cell>
          <table:table-cell table:style-name="Tabla2.A2" office:value-type="string">
            <text:p text:style-name="P19">11</text:p>
          </table:table-cell>
          <table:table-cell table:style-name="Tabla2.A2" office:value-type="string">
            <text:p text:style-name="P19">11</text:p>
          </table:table-cell>
          <table:table-cell table:style-name="Tabla2.A2" office:value-type="string">
            <text:p text:style-name="P19">32</text:p>
          </table:table-cell>
          <table:table-cell table:style-name="Tabla2.A2" office:value-type="string">
            <text:p text:style-name="P19">11</text:p>
          </table:table-cell>
          <table:table-cell table:style-name="Tabla2.A2" office:value-type="string">
            <text:p text:style-name="P19">11</text:p>
          </table:table-cell>
          <table:table-cell table:style-name="Tabla2.H2" office:value-type="string">
            <text:p text:style-name="P19">11</text:p>
          </table:table-cell>
        </table:table-row>
        <table:table-row>
          <table:table-cell table:style-name="Tabla2.A2" office:value-type="string">
            <text:p text:style-name="P18">EEG</text:p>
          </table:table-cell>
          <table:table-cell table:style-name="Tabla2.A2" office:value-type="string">
            <text:p text:style-name="P19">11</text:p>
          </table:table-cell>
          <table:table-cell table:style-name="Tabla2.A2" office:value-type="string">
            <text:p text:style-name="P19">-</text:p>
          </table:table-cell>
          <table:table-cell table:style-name="Tabla2.A2" office:value-type="string">
            <text:p text:style-name="P19">-</text:p>
          </table:table-cell>
          <table:table-cell table:style-name="Tabla2.A2" office:value-type="string">
            <text:p text:style-name="P19">32</text:p>
          </table:table-cell>
          <table:table-cell table:style-name="Tabla2.A2" office:value-type="string">
            <text:p text:style-name="P19">11</text:p>
          </table:table-cell>
          <table:table-cell table:style-name="Tabla2.A2" office:value-type="string">
            <text:p text:style-name="P19">11</text:p>
          </table:table-cell>
          <table:table-cell table:style-name="Tabla2.H2" office:value-type="string">
            <text:p text:style-name="P19">32</text:p>
          </table:table-cell>
        </table:table-row>
        <table:table-row>
          <table:table-cell table:style-name="Tabla2.A2" office:value-type="string">
            <text:p text:style-name="P18">Show</text:p>
          </table:table-cell>
          <table:table-cell table:style-name="Tabla2.A2" office:value-type="string">
            <text:p text:style-name="P19">32</text:p>
          </table:table-cell>
          <table:table-cell table:style-name="Tabla2.A2" office:value-type="string">
            <text:p text:style-name="P19">-</text:p>
          </table:table-cell>
          <table:table-cell table:style-name="Tabla2.A2" office:value-type="string">
            <text:p text:style-name="P19">-</text:p>
          </table:table-cell>
          <table:table-cell table:style-name="Tabla2.A2" office:value-type="string">
            <text:p text:style-name="P19">0</text:p>
          </table:table-cell>
          <table:table-cell table:style-name="Tabla2.A2" office:value-type="string">
            <text:p text:style-name="P19">0</text:p>
          </table:table-cell>
          <table:table-cell table:style-name="Tabla2.A2" office:value-type="string">
            <text:p text:style-name="P19">0</text:p>
          </table:table-cell>
          <table:table-cell table:style-name="Tabla2.H2" office:value-type="string">
            <text:p text:style-name="P19">0</text:p>
          </table:table-cell>
        </table:table-row>
        <table:table-row>
          <table:table-cell table:style-name="Tabla2.A2" office:value-type="string">
            <text:p text:style-name="P13">Techos</text:p>
          </table:table-cell>
          <table:table-cell table:style-name="Tabla2.A2" office:value-type="string">
            <text:p text:style-name="P14">3</text:p>
          </table:table-cell>
          <table:table-cell table:style-name="Tabla2.A2" office:value-type="string">
            <text:p text:style-name="P14">4</text:p>
          </table:table-cell>
          <table:table-cell table:style-name="Tabla2.A2" office:value-type="string">
            <text:p text:style-name="P14">5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H2" office:value-type="string">
            <text:p text:style-name="P19"/>
          </table:table-cell>
        </table:table-row>
      </table:table>
      <text:p text:style-name="P2"/>
      <text:h text:style-name="P22" text:outline-level="1">Comentarios sobre el resultado</text:h>
      <text:p text:style-name="P4">Para tomar los tiempos de ejecución se han usado las trazas “Starting Notice” y “Finishing Notice” con solamente un carácter para evitar que introduzcan demasiado retraso.</text:p>
      <text:p text:style-name="P4">En cuanto a la planificabilidad, como se puede ver en la tarea de Ojos, no es planificable puesto que se pasa en 7ms con respecto al tiempo <text:span text:style-name="T1">máximo de la tarea, por lo que se ha relajado el deadline hasta los 70ms para que sea planificable no afectando mucho al funcionamiento.</text:span></text:p>
      <text:h text:style-name="P23" text:outline-level="1"><text:soft-page-break/>Cálculo de Tiempos</text:h>
      <text:h text:style-name="Heading_20_3" text:outline-level="3">Pulso</text:h>
      <text:p text:style-name="P5"><draw:frame draw:style-name="fr1" draw:name="Objeto1" text:anchor-type="as-char" svg:y="-1.244cm" svg:width="8.347cm" svg:height="2.397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3" text:outline-level="3">Ojos</text:h>
      <text:p text:style-name="P6"><draw:frame draw:style-name="fr1" draw:name="Objeto2" text:anchor-type="as-char" svg:y="-1.244cm" svg:width="12.76cm" svg:height="2.397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3" text:outline-level="3">Risk Control</text:h>
      <text:p text:style-name="P6"><draw:frame draw:style-name="fr1" draw:name="Objeto3" text:anchor-type="as-char" svg:y="-2.986cm" svg:width="11.412cm" svg:height="5.886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3" text:outline-level="3">EEG</text:h>
      <text:p text:style-name="P7"><draw:frame draw:style-name="fr1" draw:name="Objeto4" text:anchor-type="as-char" svg:y="-2.986cm" svg:width="13.425cm" svg:height="5.886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P24" text:outline-level="3"/>
      <text:h text:style-name="P25" text:outline-level="3">Show Info</text:h>
      <text:p text:style-name="P8"><draw:frame draw:style-name="fr1" draw:name="Objeto5" text:anchor-type="as-char" svg:y="-2.992cm" svg:width="15.993cm" svg:height="5.897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6:21:09.742991774</meta:creation-date>
    <dc:date>2017-04-07T18:36:17.795239015</dc:date>
    <meta:editing-duration>PT35M41S</meta:editing-duration>
    <meta:editing-cycles>7</meta:editing-cycles>
    <meta:generator>LibreOffice/5.2.2.2$Linux_X86_64 LibreOffice_project/20m0$Build-2</meta:generator>
    <meta:document-statistic meta:table-count="2" meta:image-count="0" meta:object-count="5" meta:page-count="3" meta:paragraph-count="127" meta:word-count="218" meta:character-count="939" meta:non-whitespace-character-count="842"/>
  </office:meta>
</office:document-meta>
</file>

<file path=Object 1/content.xml><?xml version="1.0" encoding="utf-8"?>
<math xmlns="http://www.w3.org/1998/Math/MathML" display="block">
  <semantics>
    <mtable>
      <mtr>
        <mtd>
          <mrow>
            <msubsup>
              <mi>R</mi>
              <mi mathvariant="italic">Pulso</mi>
              <mn>0</mn>
            </msubsup>
            <mo stretchy="false">=</mo>
            <mrow>
              <msub>
                <mi>C</mi>
                <mi mathvariant="italic">PULSO</mi>
              </msub>
              <mo stretchy="false">+</mo>
              <msub>
                <mi>B</mi>
                <mi mathvariant="italic">PULSO</mi>
              </msub>
              <mo stretchy="false">+</mo>
              <msub>
                <mi>C</mi>
                <mtext>int</mtext>
              </msub>
            </mrow>
            <mo stretchy="false">=</mo>
            <mrow>
              <mn>14</mn>
              <mo stretchy="false">+</mo>
              <mn>11</mn>
              <mo stretchy="false">+</mo>
              <mn>2</mn>
            </mrow>
            <mo stretchy="false">=</mo>
            <mn>27</mn>
          </mrow>
        </mtd>
      </mtr>
      <mtr>
        <mtd>
          <mrow>
            <msubsup>
              <mi>R</mi>
              <mi mathvariant="italic">pulso</mi>
              <mn>1</mn>
            </msubsup>
            <mo stretchy="false">=</mo>
            <mrow>
              <msub>
                <mi>C</mi>
                <mi mathvariant="italic">pulso</mi>
              </msub>
              <mo stretchy="false">+</mo>
              <msub>
                <mi>B</mi>
                <mi mathvariant="italic">pulso</mi>
              </msub>
              <mo stretchy="false">+</mo>
              <mrow>
                <mrow>
                  <mo fence="true" stretchy="true">⌈</mo>
                  <mrow>
                    <mfrac>
                      <msub>
                        <mi>R</mi>
                        <mi>i</mi>
                      </msub>
                      <msub>
                        <mi>T</mi>
                        <mtext>int</mtext>
                      </msub>
                    </mfrac>
                  </mrow>
                  <mo fence="true" stretchy="true">⌉</mo>
                </mrow>
                <mo stretchy="false">∗</mo>
                <msub>
                  <mi>C</mi>
                  <mtext>int</mtext>
                </msub>
              </mrow>
            </mrow>
            <mo stretchy="false">=</mo>
            <mrow>
              <mn>14</mn>
              <mo stretchy="false">+</mo>
              <mn>11</mn>
              <mo stretchy="false">+</mo>
              <mn>2</mn>
            </mrow>
            <mo stretchy="false">=</mo>
            <mn>27</mn>
          </mrow>
        </mtd>
      </mtr>
      <mtr>
        <mtd>
          <mrow>
            <msub>
              <mi>R</mi>
              <mi mathvariant="italic">PULSO</mi>
            </msub>
            <mo stretchy="false">=</mo>
            <mn>27</mn>
          </mrow>
        </mtd>
      </mtr>
    </mtable>
    <annotation encoding="StarMath 5.0">R^0_{Pulso} = C_{PULSO} + B_{ PULSO } + C_{ "int" } = 14+11+2 = 27 newline 
R ^1_pulso = C_pulso + B_pulso + left lceil R_i over T_"int" right rceil * C_"int" = 14 + 11 + 2 = 27 newline
R_PULSO = 27</annotation>
  </semantics>
</math>
</file>

<file path=Object 2/content.xml><?xml version="1.0" encoding="utf-8"?>
<math xmlns="http://www.w3.org/1998/Math/MathML" display="block">
  <semantics>
    <mtable>
      <mtr>
        <mtd>
          <mrow>
            <msubsup>
              <mi>R</mi>
              <mi mathvariant="italic">Ojos</mi>
              <mn>0</mn>
            </msubsup>
            <mo stretchy="false">=</mo>
            <mrow>
              <msub>
                <mi>C</mi>
                <mi mathvariant="italic">Ojos</mi>
              </msub>
              <mo stretchy="false">+</mo>
              <msub>
                <mi>B</mi>
                <mi mathvariant="italic">Ojos</mi>
              </msub>
              <mo stretchy="false">+</mo>
              <msub>
                <mi>C</mi>
                <mi mathvariant="italic">Pulso</mi>
              </msub>
              <mo stretchy="false">+</mo>
              <msub>
                <mi>C</mi>
                <mtext>int</mtext>
              </msub>
            </mrow>
            <mo stretchy="false">=</mo>
            <mrow>
              <mn>30</mn>
              <mo stretchy="false">+</mo>
              <mn>11</mn>
              <mo stretchy="false">+</mo>
              <mn>14</mn>
              <mo stretchy="false">+</mo>
              <mn>2</mn>
            </mrow>
            <mo stretchy="false">=</mo>
            <mn>57</mn>
          </mrow>
        </mtd>
      </mtr>
      <mtr>
        <mtd>
          <mrow>
            <msubsup>
              <mi>R</mi>
              <mi mathvariant="italic">Ojos</mi>
              <mn>1</mn>
            </msubsup>
            <mo stretchy="false">=</mo>
            <mrow>
              <msub>
                <mi>C</mi>
                <mi mathvariant="italic">Ojos</mi>
              </msub>
              <mo stretchy="false">+</mo>
              <msub>
                <mi>B</mi>
                <mi mathvariant="italic">Ojos</mi>
              </msub>
              <mo stretchy="false">+</mo>
              <mrow>
                <mrow>
                  <mo fence="true" stretchy="true">⌈</mo>
                  <mrow>
                    <mfrac>
                      <msub>
                        <mi>R</mi>
                        <mi>i</mi>
                      </msub>
                      <msub>
                        <mi>T</mi>
                        <mi mathvariant="italic">Pulso</mi>
                      </msub>
                    </mfrac>
                  </mrow>
                  <mo fence="true" stretchy="true">⌉</mo>
                </mrow>
                <mo stretchy="false">∗</mo>
                <msub>
                  <mi>C</mi>
                  <mi mathvariant="italic">Pulso</mi>
                </msub>
              </mrow>
              <mo stretchy="false">+</mo>
              <mrow>
                <mrow>
                  <mo fence="true" stretchy="true">⌈</mo>
                  <mrow>
                    <mfrac>
                      <msub>
                        <mi>R</mi>
                        <mi>i</mi>
                      </msub>
                      <msub>
                        <mi>T</mi>
                        <mtext>int</mtext>
                      </msub>
                    </mfrac>
                  </mrow>
                  <mo fence="true" stretchy="true">⌉</mo>
                </mrow>
                <mo stretchy="false">∗</mo>
                <msub>
                  <mi>C</mi>
                  <mtext>int</mtext>
                </msub>
              </mrow>
            </mrow>
            <mo stretchy="false">=</mo>
            <mrow>
              <mn>30</mn>
              <mo stretchy="false">+</mo>
              <mn>11</mn>
              <mo stretchy="false">+</mo>
              <mrow>
                <mrow>
                  <mo fence="true" stretchy="true">⌈</mo>
                  <mrow>
                    <mfrac>
                      <mn>57</mn>
                      <mn>333</mn>
                    </mfrac>
                  </mrow>
                  <mo fence="true" stretchy="true">⌉</mo>
                </mrow>
                <mo stretchy="false">∗</mo>
                <mn>14</mn>
              </mrow>
              <mo stretchy="false">+</mo>
              <mn>2</mn>
            </mrow>
            <mo stretchy="false">=</mo>
            <mn>57</mn>
          </mrow>
        </mtd>
      </mtr>
      <mtr>
        <mtd>
          <mrow>
            <msub>
              <mi>R</mi>
              <mi mathvariant="italic">Ojos</mi>
            </msub>
            <mo stretchy="false">=</mo>
            <mn>57</mn>
          </mrow>
        </mtd>
      </mtr>
    </mtable>
    <annotation encoding="StarMath 5.0">R^0_Ojos = C_Ojos + B_Ojos + C_Pulso + C_"int" = 30 + 11 +14 + 2 = 57 newline
R^1_Ojos = C_Ojos + B_Ojos + left lceil R_i over T_Pulso right rceil   * C_Pulso + left lceil R_i over T_"int" right rceil * C_"int" = 30 + 11 + left lceil 57 over 333 right rceil * 14 + 2 = 57 newline
R_Ojos = 57</annotation>
  </semantics>
</math>
</file>

<file path=Object 3/content.xml><?xml version="1.0" encoding="utf-8"?>
<math xmlns="http://www.w3.org/1998/Math/MathML" display="block">
  <semantics>
    <mtable>
      <mtr>
        <mtd>
          <mrow>
            <msubsup>
              <mi>R</mi>
              <mi mathvariant="italic">Risk</mi>
              <mn>0</mn>
            </msubsup>
            <mo stretchy="false">=</mo>
            <mrow>
              <msub>
                <mi>C</mi>
                <mi mathvariant="italic">Risk</mi>
              </msub>
              <mo stretchy="false">+</mo>
              <msub>
                <mi>B</mi>
                <mi mathvariant="italic">Risk</mi>
              </msub>
              <mo stretchy="false">+</mo>
              <msub>
                <mi>C</mi>
                <mi mathvariant="italic">Ojos</mi>
              </msub>
              <mo stretchy="false">+</mo>
              <msub>
                <mi>C</mi>
                <mi mathvariant="italic">Pulso</mi>
              </msub>
              <mo stretchy="false">+</mo>
              <msub>
                <mi>C</mi>
                <mtext>int</mtext>
              </msub>
            </mrow>
            <mo stretchy="false">=</mo>
            <mrow>
              <mn>41</mn>
              <mo stretchy="false">+</mo>
              <mn>32</mn>
              <mo stretchy="false">+</mo>
              <mn>30</mn>
              <mo stretchy="false">+</mo>
              <mn>11</mn>
              <mo stretchy="false">+</mo>
              <mn>14</mn>
              <mo stretchy="false">+</mo>
              <mn>2</mn>
            </mrow>
            <mo stretchy="false">=</mo>
            <mn>119</mn>
          </mrow>
        </mtd>
      </mtr>
      <mtr>
        <mtd>
          <mrow>
            <mrow>
              <msubsup>
                <mi>R</mi>
                <mi mathvariant="italic">Risk</mi>
                <mn>1</mn>
              </msubsup>
              <mo stretchy="false">=</mo>
              <mrow>
                <msub>
                  <mi>C</mi>
                  <mi mathvariant="italic">Risk</mi>
                </msub>
                <mo stretchy="false">+</mo>
                <msub>
                  <mi>B</mi>
                  <mi mathvariant="italic">Risk</mi>
                </msub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Ojos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Ojos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Pulso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Pulso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text>int</mtext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text>int</mtext>
                  </msub>
                </mrow>
              </mrow>
            </mrow>
            <mtext>=</mtext>
          </mrow>
        </mtd>
      </mtr>
      <mtr>
        <mtd>
          <mrow>
            <mtext>= </mtext>
            <mrow>
              <mrow>
                <mn>41</mn>
                <mo stretchy="false">+</mo>
                <mn>32</mn>
                <mo stretchy="false">+</mo>
                <mrow>
                  <mrow>
                    <mo fence="true" stretchy="true">⌈</mo>
                    <mrow>
                      <mfrac>
                        <mn>119</mn>
                        <mn>100</mn>
                      </mfrac>
                    </mrow>
                    <mo fence="true" stretchy="true">⌉</mo>
                  </mrow>
                  <mo stretchy="false">∗</mo>
                  <mn>30</mn>
                </mrow>
                <mo stretchy="false">+</mo>
                <mrow>
                  <mrow>
                    <mo fence="true" stretchy="true">⌈</mo>
                    <mrow>
                      <mfrac>
                        <mn>119</mn>
                        <mn>333</mn>
                      </mfrac>
                    </mrow>
                    <mo fence="true" stretchy="true">⌉</mo>
                  </mrow>
                  <mo stretchy="false">∗</mo>
                  <mn>14</mn>
                </mrow>
                <mo stretchy="false">+</mo>
                <mn>2</mn>
              </mrow>
              <mo stretchy="false">=</mo>
              <mrow>
                <mn>41</mn>
                <mo stretchy="false">+</mo>
                <mn>32</mn>
                <mo stretchy="false">+</mo>
                <mn>60</mn>
                <mo stretchy="false">+</mo>
                <mn>14</mn>
                <mo stretchy="false">+</mo>
                <mn>2</mn>
              </mrow>
              <mo stretchy="false">=</mo>
              <mn>149</mn>
            </mrow>
          </mrow>
        </mtd>
      </mtr>
      <mtr>
        <mtd>
          <mrow>
            <mrow>
              <msubsup>
                <mi>R</mi>
                <mi mathvariant="italic">Risk</mi>
                <mn>2</mn>
              </msubsup>
              <mo stretchy="false">=</mo>
              <mrow>
                <msub>
                  <mi>C</mi>
                  <mi mathvariant="italic">Risk</mi>
                </msub>
                <mo stretchy="false">+</mo>
                <msub>
                  <mi>B</mi>
                  <mi mathvariant="italic">Risk</mi>
                </msub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Ojos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Ojos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Pulso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Pulso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text>int</mtext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text>int</mtext>
                  </msub>
                </mrow>
              </mrow>
            </mrow>
            <mtext>=</mtext>
          </mrow>
        </mtd>
      </mtr>
      <mtr>
        <mtd>
          <mrow>
            <mtext>= </mtext>
            <mrow>
              <mrow>
                <mn>41</mn>
                <mo stretchy="false">+</mo>
                <mn>32</mn>
                <mo stretchy="false">+</mo>
                <mrow>
                  <mrow>
                    <mo fence="true" stretchy="true">⌈</mo>
                    <mrow>
                      <mfrac>
                        <mn>149</mn>
                        <mn>100</mn>
                      </mfrac>
                    </mrow>
                    <mo fence="true" stretchy="true">⌉</mo>
                  </mrow>
                  <mo stretchy="false">∗</mo>
                  <mn>30</mn>
                </mrow>
                <mo stretchy="false">+</mo>
                <mrow>
                  <mrow>
                    <mo fence="true" stretchy="true">⌈</mo>
                    <mrow>
                      <mfrac>
                        <mn>149</mn>
                        <mn>333</mn>
                      </mfrac>
                    </mrow>
                    <mo fence="true" stretchy="true">⌉</mo>
                  </mrow>
                  <mo stretchy="false">∗</mo>
                  <mn>14</mn>
                </mrow>
                <mo stretchy="false">+</mo>
                <mn>2</mn>
              </mrow>
              <mo stretchy="false">=</mo>
              <mrow>
                <mn>41</mn>
                <mo stretchy="false">+</mo>
                <mn>32</mn>
                <mo stretchy="false">+</mo>
                <mn>60</mn>
                <mo stretchy="false">+</mo>
                <mn>2</mn>
              </mrow>
              <mo stretchy="false">=</mo>
              <mn>149</mn>
            </mrow>
          </mrow>
        </mtd>
      </mtr>
      <mtr>
        <mtd>
          <mrow>
            <msub>
              <mi>R</mi>
              <mi mathvariant="italic">Risk</mi>
            </msub>
            <mo stretchy="false">=</mo>
            <mn>149</mn>
          </mrow>
        </mtd>
      </mtr>
    </mtable>
    <annotation encoding="StarMath 5.0">R^0_Risk = C_Risk + B_Risk + C_Ojos + C_Pulso + C_"int" = 41 + 32 + 30 + 11 + 14 +2 = 119 newline
R^1_Risk = C_Risk + B_Risk + left lceil R_i over T_Ojos right rceil * C_Ojos + left lceil R_i over T_Pulso right rceil * C_Pulso + left lceil R_i over T_"int" right rceil * C_"int" "=" newline "= " 41 + 32 + left lceil 119 over 100 right rceil * 30 + left lceil 119 over 333 right rceil * 14 + 2 = 41 +32 +60 +14 +2 = 149 newline
R^2_Risk = C_Risk + B_Risk + left lceil R_i over T_Ojos right rceil * C_Ojos + left lceil R_i over T_Pulso right rceil * C_Pulso + left lceil R_i over T_"int" right rceil * C_"int" "=" newline "= " 41 + 32 + left lceil 149 over 100 right rceil * 30 + left lceil  149 over 333 right rceil * 14 + 2 = 41 +32 +60 +2 = 149 newline
R_Risk = 149</annotation>
  </semantics>
</math>
</file>

<file path=Object 4/content.xml><?xml version="1.0" encoding="utf-8"?>
<math xmlns="http://www.w3.org/1998/Math/MathML" display="block">
  <semantics>
    <mtable>
      <mtr>
        <mtd>
          <mrow>
            <msubsup>
              <mi>R</mi>
              <mi mathvariant="italic">EEG</mi>
              <mn>0</mn>
            </msubsup>
            <mo stretchy="false">=</mo>
            <mrow>
              <msub>
                <mi>C</mi>
                <mi mathvariant="italic">EEG</mi>
              </msub>
              <mo stretchy="false">+</mo>
              <msub>
                <mi>B</mi>
                <mi mathvariant="italic">EEG</mi>
              </msub>
              <mo stretchy="false">+</mo>
              <msub>
                <mi>C</mi>
                <mi mathvariant="italic">Risk</mi>
              </msub>
              <mo stretchy="false">+</mo>
              <msub>
                <mi>C</mi>
                <mi mathvariant="italic">Ojos</mi>
              </msub>
              <mo stretchy="false">+</mo>
              <msub>
                <mi>C</mi>
                <mi mathvariant="italic">Pulso</mi>
              </msub>
              <mo stretchy="false">+</mo>
              <msub>
                <mi>C</mi>
                <mtext>int</mtext>
              </msub>
            </mrow>
            <mo stretchy="false">=</mo>
            <mrow>
              <mn>24</mn>
              <mo stretchy="false">+</mo>
              <mn>32</mn>
              <mo stretchy="false">+</mo>
              <mn>41</mn>
              <mo stretchy="false">+</mo>
              <mn>30</mn>
              <mo stretchy="false">+</mo>
              <mn>14</mn>
              <mo stretchy="false">+</mo>
              <mn>2</mn>
            </mrow>
            <mo stretchy="false">=</mo>
            <mn>143</mn>
          </mrow>
        </mtd>
      </mtr>
      <mtr>
        <mtd>
          <mrow>
            <mrow>
              <msubsup>
                <mi>R</mi>
                <mi mathvariant="italic">EEG</mi>
                <mn>1</mn>
              </msubsup>
              <mo stretchy="false">=</mo>
              <mrow>
                <msub>
                  <mi>C</mi>
                  <mi mathvariant="italic">EEG</mi>
                </msub>
                <mo stretchy="false">+</mo>
                <msub>
                  <mi>B</mi>
                  <mi mathvariant="italic">EEG</mi>
                </msub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Risk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Risk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Ojos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Ojos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Pulso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Pulso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text>int</mtext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text>int</mtext>
                  </msub>
                </mrow>
              </mrow>
            </mrow>
            <mtext>=</mtext>
          </mrow>
        </mtd>
      </mtr>
      <mtr>
        <mtd>
          <mrow>
            <mtext>= </mtext>
            <mrow>
              <mrow>
                <mn>24</mn>
                <mo stretchy="false">+</mo>
                <mn>32</mn>
                <mo stretchy="false">+</mo>
                <mrow>
                  <mrow>
                    <mo fence="true" stretchy="true">⌈</mo>
                    <mrow>
                      <mfrac>
                        <mn>143</mn>
                        <mn>500</mn>
                      </mfrac>
                    </mrow>
                    <mo fence="true" stretchy="true">⌉</mo>
                  </mrow>
                  <mo stretchy="false">∗</mo>
                  <mn>41</mn>
                </mrow>
                <mo stretchy="false">+</mo>
                <mrow>
                  <mrow>
                    <mo fence="true" stretchy="true">⌈</mo>
                    <mrow>
                      <mfrac>
                        <mn>143</mn>
                        <mn>100</mn>
                      </mfrac>
                    </mrow>
                    <mo fence="true" stretchy="true">⌉</mo>
                  </mrow>
                  <mo stretchy="false">∗</mo>
                  <mn>30</mn>
                </mrow>
                <mo stretchy="false">+</mo>
                <mrow>
                  <mrow>
                    <mo fence="true" stretchy="true">⌈</mo>
                    <mrow>
                      <mfrac>
                        <mn>143</mn>
                        <mn>333</mn>
                      </mfrac>
                    </mrow>
                    <mo fence="true" stretchy="true">⌉</mo>
                  </mrow>
                  <mo stretchy="false">∗</mo>
                  <mn>14</mn>
                </mrow>
                <mo stretchy="false">+</mo>
                <mn>2</mn>
              </mrow>
              <mo stretchy="false">=</mo>
              <mrow>
                <mn>24</mn>
                <mo stretchy="false">+</mo>
                <mn>32</mn>
                <mo stretchy="false">+</mo>
                <mn>41</mn>
                <mo stretchy="false">+</mo>
                <mn>60</mn>
                <mo stretchy="false">+</mo>
                <mn>14</mn>
                <mo stretchy="false">+</mo>
                <mn>2</mn>
              </mrow>
              <mo stretchy="false">=</mo>
              <mn>173</mn>
            </mrow>
          </mrow>
        </mtd>
      </mtr>
      <mtr>
        <mtd>
          <mrow>
            <mrow>
              <msubsup>
                <mi>R</mi>
                <mi mathvariant="italic">EEG</mi>
                <mn>2</mn>
              </msubsup>
              <mo stretchy="false">=</mo>
              <mrow>
                <msub>
                  <mi>C</mi>
                  <mi mathvariant="italic">EEG</mi>
                </msub>
                <mo stretchy="false">+</mo>
                <msub>
                  <mi>B</mi>
                  <mi mathvariant="italic">EEG</mi>
                </msub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Risk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Risk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Ojos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Ojos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Pulso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Pulso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text>int</mtext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text>int</mtext>
                  </msub>
                </mrow>
              </mrow>
            </mrow>
            <mtext>=</mtext>
          </mrow>
        </mtd>
      </mtr>
      <mtr>
        <mtd>
          <mrow>
            <mtext>= </mtext>
            <mrow>
              <mrow>
                <mn>24</mn>
                <mo stretchy="false">+</mo>
                <mn>32</mn>
                <mo stretchy="false">+</mo>
                <mrow>
                  <mrow>
                    <mo fence="true" stretchy="true">⌈</mo>
                    <mrow>
                      <mfrac>
                        <mn>173</mn>
                        <mn>500</mn>
                      </mfrac>
                    </mrow>
                    <mo fence="true" stretchy="true">⌉</mo>
                  </mrow>
                  <mo stretchy="false">∗</mo>
                  <mn>41</mn>
                </mrow>
                <mo stretchy="false">+</mo>
                <mrow>
                  <mrow>
                    <mo fence="true" stretchy="true">⌉</mo>
                    <mrow>
                      <mfrac>
                        <mn>173</mn>
                        <mn>100</mn>
                      </mfrac>
                    </mrow>
                    <mo fence="true" stretchy="true">⌉</mo>
                  </mrow>
                  <mo stretchy="false">∗</mo>
                  <mn>30</mn>
                </mrow>
                <mo stretchy="false">+</mo>
                <mrow>
                  <mrow>
                    <mo fence="true" stretchy="true">⌈</mo>
                    <mrow>
                      <mfrac>
                        <mn>173</mn>
                        <mn>333</mn>
                      </mfrac>
                    </mrow>
                    <mo fence="true" stretchy="true">⌉</mo>
                  </mrow>
                  <mo stretchy="false">∗</mo>
                  <mn>14</mn>
                </mrow>
                <mo stretchy="false">+</mo>
                <mn>2</mn>
              </mrow>
              <mo stretchy="false">=</mo>
              <mrow>
                <mn>24</mn>
                <mo stretchy="false">+</mo>
                <mn>32</mn>
                <mo stretchy="false">+</mo>
                <mn>41</mn>
                <mo stretchy="false">+</mo>
                <mn>60</mn>
                <mo stretchy="false">+</mo>
                <mn>14</mn>
                <mo stretchy="false">+</mo>
                <mn>2</mn>
              </mrow>
              <mo stretchy="false">=</mo>
              <mn>173</mn>
            </mrow>
          </mrow>
        </mtd>
      </mtr>
      <mtr>
        <mtd>
          <mrow>
            <msub>
              <mi>R</mi>
              <mi mathvariant="italic">EEG</mi>
            </msub>
            <mo stretchy="false">=</mo>
            <mn>173</mn>
          </mrow>
        </mtd>
      </mtr>
    </mtable>
    <annotation encoding="StarMath 5.0">R^0_EEG = C_EEG + B_EEG + C_Risk + C_Ojos + C_Pulso + C_"int" = 24 + 32 +41+30+14+2 = 143 newline
R^1_EEG = C_EEG + B_EEG + left lceil R_i over T_Risk right rceil * C_Risk + left lceil R_i over T_Ojos right rceil * C_Ojos + left lceil R_i over T_Pulso right rceil * C_Pulso + left lceil R_i over T_"int" right rceil * C_"int" "=" newline "= " 24 + 32 + left lceil 143 over 500 right rceil * 41 + left lceil 143 over 100 right rceil *30 + left lceil 143 over 333 right rceil * 14 + 2 = 24 +32 + 41 +60 +14+2 = 173 newline
R^2_EEG = C_EEG + B_EEG + left lceil R_i over T_Risk right rceil * C_Risk + left lceil R_i over T_Ojos right rceil * C_Ojos + left lceil R_i over T_Pulso right rceil * C_Pulso + left lceil R_i over T_"int" right rceil * C_"int" "=" newline "= " 24 + 32 + left lceil 173 over 500 right rceil *41+left rceil 173 over 100 right rceil *30 + left lceil 173 over 333 right rceil * 14 + 2  = 24 + 32 + 41 + 60 + 14 +2  = 173 newline R_EEG = 173</annotation>
  </semantics>
</math>
</file>

<file path=Object 5/content.xml><?xml version="1.0" encoding="utf-8"?>
<math xmlns="http://www.w3.org/1998/Math/MathML" display="block">
  <semantics>
    <mtable>
      <mtr>
        <mtd>
          <mrow>
            <msubsup>
              <mi>R</mi>
              <mi mathvariant="italic">Show</mi>
              <mn>0</mn>
            </msubsup>
            <mo stretchy="false">=</mo>
            <mrow>
              <msub>
                <mi>C</mi>
                <mi mathvariant="italic">Show</mi>
              </msub>
              <mo stretchy="false">+</mo>
              <msub>
                <mi>B</mi>
                <mi mathvariant="italic">Show</mi>
              </msub>
              <mo stretchy="false">+</mo>
              <msub>
                <mi>C</mi>
                <mi mathvariant="italic">EEG</mi>
              </msub>
              <mo stretchy="false">+</mo>
              <msub>
                <mi>C</mi>
                <mi mathvariant="italic">Risk</mi>
              </msub>
              <mo stretchy="false">+</mo>
              <msub>
                <mi>C</mi>
                <mi mathvariant="italic">Ojos</mi>
              </msub>
              <mo stretchy="false">+</mo>
              <msub>
                <mi>C</mi>
                <mi mathvariant="italic">Pulso</mi>
              </msub>
              <mo stretchy="false">+</mo>
              <msub>
                <mi>C</mi>
                <mtext>int</mtext>
              </msub>
            </mrow>
            <mo stretchy="false">=</mo>
            <mrow>
              <mn>62</mn>
              <mo stretchy="false">+</mo>
              <mn>24</mn>
              <mo stretchy="false">+</mo>
              <mn>41</mn>
              <mo stretchy="false">+</mo>
              <mn>30</mn>
              <mo stretchy="false">+</mo>
              <mn>14</mn>
              <mo stretchy="false">+</mo>
              <mn>2</mn>
            </mrow>
            <mo stretchy="false">=</mo>
            <mn>173</mn>
          </mrow>
        </mtd>
      </mtr>
      <mtr>
        <mtd>
          <mrow>
            <mrow>
              <msubsup>
                <mi>R</mi>
                <mi mathvariant="italic">Show</mi>
                <mn>1</mn>
              </msubsup>
              <mo stretchy="false">=</mo>
              <mrow>
                <msub>
                  <mi>C</mi>
                  <mi mathvariant="italic">Show</mi>
                </msub>
                <mo stretchy="false">+</mo>
                <msub>
                  <mi>B</mi>
                  <mi mathvariant="italic">Show</mi>
                </msub>
                <mo stretchy="false">+</mo>
                <mrow>
                  <mrow>
                    <mo fence="true" stretchy="true">⌈</mo>
                    <mrow>
                      <mfrac>
                        <mi mathvariant="italic">Ri</mi>
                        <msub>
                          <mi>T</mi>
                          <mi mathvariant="italic">EEG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EEG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Risk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Risk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Ojos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Ojos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pulso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Pulso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text>int</mtext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text>int</mtext>
                  </msub>
                </mrow>
              </mrow>
            </mrow>
            <mtext>=</mtext>
          </mrow>
        </mtd>
      </mtr>
      <mtr>
        <mtd>
          <mrow>
            <mtext>= </mtext>
            <mrow>
              <mrow>
                <mn>62</mn>
                <mo stretchy="false">+</mo>
                <mn>0</mn>
                <mo stretchy="false">+</mo>
                <mrow>
                  <mrow>
                    <mo fence="true" stretchy="true">⌈</mo>
                    <mrow>
                      <mfrac>
                        <mn>173</mn>
                        <mn>250</mn>
                      </mfrac>
                    </mrow>
                    <mo fence="true" stretchy="true">⌉</mo>
                  </mrow>
                  <mo stretchy="false">∗</mo>
                  <mn>24</mn>
                </mrow>
                <mo stretchy="false">+</mo>
                <mrow>
                  <mrow>
                    <mo fence="true" stretchy="true">⌈</mo>
                    <mrow>
                      <mfrac>
                        <mn>173</mn>
                        <mn>500</mn>
                      </mfrac>
                    </mrow>
                    <mo fence="true" stretchy="true">⌉</mo>
                  </mrow>
                  <mo stretchy="false">∗</mo>
                  <mn>41</mn>
                </mrow>
                <mo stretchy="false">+</mo>
                <mrow>
                  <mrow>
                    <mo fence="true" stretchy="true">⌉</mo>
                    <mrow>
                      <mfrac>
                        <mn>173</mn>
                        <mn>100</mn>
                      </mfrac>
                    </mrow>
                    <mo fence="true" stretchy="true">⌉</mo>
                  </mrow>
                  <mo stretchy="false">∗</mo>
                  <mn>30</mn>
                </mrow>
                <mo stretchy="false">+</mo>
                <mrow>
                  <mrow>
                    <mo fence="true" stretchy="true">⌈</mo>
                    <mrow>
                      <mfrac>
                        <mn>173</mn>
                        <mn>333</mn>
                      </mfrac>
                    </mrow>
                    <mo fence="true" stretchy="true">⌉</mo>
                  </mrow>
                  <mo stretchy="false">∗</mo>
                  <mn>14</mn>
                </mrow>
                <mo stretchy="false">+</mo>
                <mn>2</mn>
              </mrow>
              <mo stretchy="false">=</mo>
              <mrow>
                <mn>62</mn>
                <mo stretchy="false">+</mo>
                <mn>24</mn>
                <mo stretchy="false">+</mo>
                <mn>41</mn>
                <mo stretchy="false">+</mo>
                <mn>60</mn>
                <mo stretchy="false">+</mo>
                <mn>14</mn>
                <mo stretchy="false">+</mo>
                <mn>2</mn>
              </mrow>
              <mo stretchy="false">=</mo>
              <mn>203</mn>
            </mrow>
          </mrow>
        </mtd>
      </mtr>
      <mtr>
        <mtd>
          <mrow>
            <mrow>
              <msubsup>
                <mi>R</mi>
                <mi mathvariant="italic">Show</mi>
                <mn>2</mn>
              </msubsup>
              <mo stretchy="false">=</mo>
              <mrow>
                <msub>
                  <mi>C</mi>
                  <mi mathvariant="italic">Show</mi>
                </msub>
                <mo stretchy="false">+</mo>
                <msub>
                  <mi>B</mi>
                  <mi mathvariant="italic">Show</mi>
                </msub>
                <mo stretchy="false">+</mo>
                <mrow>
                  <mrow>
                    <mo fence="true" stretchy="true">⌈</mo>
                    <mrow>
                      <mfrac>
                        <mi mathvariant="italic">Ri</mi>
                        <msub>
                          <mi>T</mi>
                          <mi mathvariant="italic">EEG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EEG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Risk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Risk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Ojos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Ojos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i mathvariant="italic">pulso</mi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i mathvariant="italic">Pulso</mi>
                  </msub>
                </mrow>
                <mo stretchy="false">+</mo>
                <mrow>
                  <mrow>
                    <mo fence="true" stretchy="true">⌈</mo>
                    <mrow>
                      <mfrac>
                        <msub>
                          <mi>R</mi>
                          <mi>i</mi>
                        </msub>
                        <msub>
                          <mi>T</mi>
                          <mtext>int</mtext>
                        </msub>
                      </mfrac>
                    </mrow>
                    <mo fence="true" stretchy="true">⌉</mo>
                  </mrow>
                  <mo stretchy="false">∗</mo>
                  <msub>
                    <mi>C</mi>
                    <mtext>int</mtext>
                  </msub>
                </mrow>
              </mrow>
            </mrow>
            <mtext>=</mtext>
          </mrow>
        </mtd>
      </mtr>
      <mtr>
        <mtd>
          <mrow>
            <mtext>= </mtext>
            <mrow>
              <mrow>
                <mn>62</mn>
                <mo stretchy="false">+</mo>
                <mn>0</mn>
                <mo stretchy="false">+</mo>
                <mrow>
                  <mrow>
                    <mo fence="true" stretchy="true">⌈</mo>
                    <mrow>
                      <mfrac>
                        <mn>203</mn>
                        <mn>250</mn>
                      </mfrac>
                    </mrow>
                    <mo fence="true" stretchy="true">⌉</mo>
                  </mrow>
                  <mo stretchy="false">∗</mo>
                  <mn>24</mn>
                </mrow>
                <mo stretchy="false">+</mo>
                <mrow>
                  <mrow>
                    <mo fence="true" stretchy="true">⌈</mo>
                    <mrow>
                      <mfrac>
                        <mn>203</mn>
                        <mn>500</mn>
                      </mfrac>
                    </mrow>
                    <mo fence="true" stretchy="true">⌉</mo>
                  </mrow>
                  <mo stretchy="false">∗</mo>
                  <mn>41</mn>
                </mrow>
                <mo stretchy="false">+</mo>
                <mrow>
                  <mrow>
                    <mo fence="true" stretchy="true">⌉</mo>
                    <mrow>
                      <mfrac>
                        <mn>203</mn>
                        <mn>100</mn>
                      </mfrac>
                    </mrow>
                    <mo fence="true" stretchy="true">⌉</mo>
                  </mrow>
                  <mo stretchy="false">∗</mo>
                  <mn>30</mn>
                </mrow>
                <mo stretchy="false">+</mo>
                <mrow>
                  <mrow>
                    <mo fence="true" stretchy="true">⌈</mo>
                    <mrow>
                      <mfrac>
                        <mn>203</mn>
                        <mn>333</mn>
                      </mfrac>
                    </mrow>
                    <mo fence="true" stretchy="true">⌉</mo>
                  </mrow>
                  <mo stretchy="false">∗</mo>
                  <mn>14</mn>
                </mrow>
                <mo stretchy="false">+</mo>
                <mn>2</mn>
              </mrow>
              <mo stretchy="false">=</mo>
              <mrow>
                <mn>62</mn>
                <mo stretchy="false">+</mo>
                <mn>0</mn>
                <mo stretchy="false">+</mo>
                <mn>24</mn>
                <mo stretchy="false">+</mo>
                <mn>41</mn>
                <mo stretchy="false">+</mo>
                <mn>90</mn>
                <mo stretchy="false">+</mo>
                <mn>14</mn>
                <mo stretchy="false">+</mo>
                <mn>2</mn>
              </mrow>
              <mo stretchy="false">=</mo>
              <mn>233</mn>
            </mrow>
          </mrow>
        </mtd>
      </mtr>
      <mtr>
        <mtd>
          <mrow>
            <msub>
              <mi>R</mi>
              <mi mathvariant="italic">Show</mi>
            </msub>
            <mo stretchy="false">=</mo>
            <mn>233</mn>
          </mrow>
        </mtd>
      </mtr>
    </mtable>
    <annotation encoding="StarMath 5.0">R^0_Show = C_Show + B_Show + C_EEG + C_Risk + C_Ojos + C_Pulso + C_"int" = 62 + 24 +41 + 30 +14 +2 = 173 newline
R^1_Show = C_Show + B_Show + left lceil Ri over T_EEG right rceil * C_EEG + left lceil R_i over T_Risk right rceil * C_Risk + left lceil R_i over T_Ojos right rceil * C_Ojos +  left lceil R_i over T_pulso right rceil * C_Pulso + left lceil R_i over T_"int" right rceil * C_"int" "=" newline "= " 62 + 0 + left lceil 173 over 250 right rceil * 24 + left lceil 173 over 500 right rceil *41+left rceil 173 over 100 right rceil *30 + left lceil 173 over 333 right rceil * 14 + 2 = 62 +24 + 41 +60 +14 +2 = 203 newline
R^2_Show = C_Show + B_Show + left lceil Ri over T_EEG right rceil * C_EEG + left lceil R_i over T_Risk right rceil * C_Risk + left lceil R_i over T_Ojos right rceil * C_Ojos +  left lceil R_i over T_pulso right rceil * C_Pulso + left lceil R_i over T_"int" right rceil * C_"int" "=" newline "= " 62 + 0 + left lceil 203 over 250 right rceil * 24 + left lceil 203 over 500 right rceil *41+left rceil 203 over 100 right rceil *30 + left lceil 203 over 333 right rceil * 14 + 2 = 62 + 0 + 24 +41 +90 +14 +2 = 233 newline
R_Show = 233</annotation>
  </semantics>
</math>
</file>